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998" officeooo:paragraph-rsid="00113998"/>
    </style:style>
    <style:style style:name="P2" style:family="paragraph" style:parent-style-name="Title">
      <style:text-properties officeooo:paragraph-rsid="0015940e"/>
    </style:style>
    <style:style style:name="P3" style:family="paragraph" style:parent-style-name="Title">
      <style:text-properties officeooo:rsid="0015940e" officeooo:paragraph-rsid="0015940e"/>
    </style:style>
    <style:style style:name="P4" style:family="paragraph" style:parent-style-name="Text_20_body">
      <style:text-properties officeooo:rsid="00113998" officeooo:paragraph-rsid="0017e249"/>
    </style:style>
    <style:style style:name="P5" style:family="paragraph" style:parent-style-name="Text_20_body">
      <style:text-properties officeooo:rsid="0017e249" officeooo:paragraph-rsid="0017e249"/>
    </style:style>
    <style:style style:name="P6" style:family="paragraph" style:parent-style-name="Text_20_body">
      <style:text-properties officeooo:rsid="00180c93" officeooo:paragraph-rsid="00180c93"/>
    </style:style>
    <style:style style:name="P7" style:family="paragraph" style:parent-style-name="Text_20_body">
      <style:text-properties officeooo:rsid="0017e249" officeooo:paragraph-rsid="0017e249"/>
    </style:style>
    <style:style style:name="P8" style:family="paragraph" style:parent-style-name="Text_20_body">
      <style:text-properties officeooo:rsid="0018ed89" officeooo:paragraph-rsid="0018ed89"/>
    </style:style>
    <style:style style:name="P9" style:family="paragraph" style:parent-style-name="Text_20_body" style:list-style-name="L1">
      <style:text-properties officeooo:rsid="0018ed89" officeooo:paragraph-rsid="0018ed89"/>
    </style:style>
    <style:style style:name="P10" style:family="paragraph" style:parent-style-name="Text_20_body" style:list-style-name="L2">
      <style:text-properties officeooo:rsid="0018ed89" officeooo:paragraph-rsid="0018ed89"/>
    </style:style>
    <style:style style:name="P11" style:family="paragraph" style:parent-style-name="Text_20_body">
      <style:text-properties officeooo:rsid="00180c93" officeooo:paragraph-rsid="00180c93"/>
    </style:style>
    <style:style style:name="T1" style:family="text">
      <style:text-properties officeooo:rsid="0017e249"/>
    </style:style>
    <style:style style:name="T2" style:family="text">
      <style:text-properties officeooo:rsid="00180c93"/>
    </style:style>
    <style:style style:name="T3" style:family="text">
      <style:text-properties officeooo:rsid="0018ed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tchkicker’s guide to cinema</text:p>
      <text:p text:style-name="P3">Ideation</text:p>
      <text:p text:style-name="P1"/>
      <text:h text:style-name="Heading_20_1" text:outline-level="1">Project idea</text:h>
      <text:p text:style-name="P5">The Idea is to restart from the Hitchhickers’ guide to cinema resulted from the previous course about <text:span text:style-name="T3">React</text:span> and convert it to be a <text:span text:style-name="T3">R</text:span>eact <text:span text:style-name="T3">Native</text:span> app. The main goal in doing so is to <text:span text:style-name="T3">redefine the various components as native components, and restructure the various layouts to be more “mobile-friendly”</text:span>.</text:p>
      <text:p text:style-name="P5">For further info about the original projects, features and goals, please refer to the <text:span text:style-name="T2">doc related to the previous steps of the project </text:span>available <text:span text:style-name="T3">at</text:span>:</text:p>
      <text:list xml:id="list61521079" text:style-name="L1">
        <text:list-item>
          <text:p text:style-name="P9">Bootstrap project</text:p>
          <text:list>
            <text:list-item>
              <text:p text:style-name="P9"><text:a xlink:type="simple" xlink:href="https://github.com/sterte/h2gc/tree/master/doc/Course%201%20-%20Bootstrap" text:style-name="Internet_20_link" text:visited-style-name="Visited_20_Internet_20_Link">https://github.com/sterte/h2gc/tree/master/doc/Course%201%20-%20Bootstrap</text:a></text:p>
            </text:list-item>
          </text:list>
        </text:list-item>
        <text:list-item>
          <text:p text:style-name="P9">React project (starting from bootstrap project)</text:p>
          <text:list>
            <text:list-item>
              <text:p text:style-name="P9"><text:a xlink:type="simple" xlink:href="https://github.com/sterte/h2gc/tree/master/doc/Course%202%20-%20React" text:style-name="Internet_20_link" text:visited-style-name="Visited_20_Internet_20_Link"><text:span text:style-name="T1">https://github.com/sterte/h2gc/tree/master/doc/Course%202%20-%20React</text:span></text:a></text:p>
            </text:list-item>
          </text:list>
        </text:list-item>
      </text:list>
      <text:p text:style-name="P5"/>
      <text:p text:style-name="P5"><text:span text:style-name="T3">Two proof-of-concept </text:span>website<text:span text:style-name="T3">s</text:span> resulting from the previous course<text:span text:style-name="T3">s are</text:span> available at:</text:p>
      <text:list xml:id="list3506663731" text:style-name="L2">
        <text:list-item>
          <text:p text:style-name="P10">Boostrap POC</text:p>
          <text:list>
            <text:list-item>
              <text:p text:style-name="P10"><text:a xlink:type="simple" xlink:href="http://sterte.rf.gd/h2gc/" text:style-name="Internet_20_link" text:visited-style-name="Visited_20_Internet_20_Link">http://sterte.rf.gd/h2gc/</text:a></text:p>
            </text:list-item>
          </text:list>
        </text:list-item>
        <text:list-item>
          <text:p text:style-name="P10">React POC</text:p>
          <text:list>
            <text:list-item>
              <text:p text:style-name="P10"><text:a xlink:type="simple" xlink:href="https://h2gc-react.web.app/" text:style-name="Internet_20_link" text:visited-style-name="Visited_20_Internet_20_Link"><text:span text:style-name="T1">https://h2gc-react.web.app/</text:span></text:a></text:p>
            </text:list-item>
          </text:list>
        </text:list-item>
      </text:list>
      <text:p text:style-name="P5"/>
      <text:h text:style-name="Heading_20_1" text:outline-level="1">Features</text:h>
      <text:p text:style-name="P8">No new features will be introduced, as a matter of fact the project consist in a “translation” from react to react native, and implicitely form a web app to a mobile app.</text:p>
      <text:p text:style-name="P4"/>
      <text:p text:style-name="P4"/>
      <text:h text:style-name="Heading_20_1" text:outline-level="1">Market Survey</text:h>
      <text:p text:style-name="P6">Market survey has already been performed in the <text:span text:style-name="T3">initial step </text:span>of the project (Bootstrap course), please refer to Bootstrap course ideation doc, available at:</text:p>
      <text:p text:style-name="P6"><text:soft-page-break/><text:a xlink:type="simple" xlink:href="https://github.com/sterte/h2gc/blob/master/doc/Course%201%20-%20Bootstrap/Hitchickers%20guide%20to%20cinema%20-%20Ideation.pdf" text:style-name="Internet_20_link" text:visited-style-name="Visited_20_Internet_20_Link">https://github.com/sterte/h2gc/blob/master/doc/Course%201%20-%20Bootstrap/Hitchickers%20guide%20to%20cinema%20-%20Ideation.pdf</text:a></text:p>
      <text:p text:style-name="P6"/>
      <text:h text:style-name="Heading_20_1" text:outline-level="1">References</text:h>
      <text:p text:style-name="P6">References have already been performed in the previous phase <text:s/>of the project (Bootstrap course), please refer to Bootstrap course ideation doc. available at:</text:p>
      <text:p text:style-name="P6"><text:a xlink:type="simple" xlink:href="https://github.com/sterte/h2gc/blob/master/doc/Course%201%20-%20Bootstrap/Hitchickers%20guide%20to%20cinema%20-%20Ideation.pdf" text:style-name="Internet_20_link" text:visited-style-name="Visited_20_Internet_20_Link">https://github.com/sterte/h2gc/blob/master/doc/Course%201%20-%20Bootstrap/Hitchickers%20guide%20to%20cinema%20-%20Ideation.pdf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6:57:35.238245189</meta:creation-date>
    <dc:date>2020-08-07T15:29:42.981699202</dc:date>
    <meta:editing-duration>PT21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203" meta:character-count="1633" meta:non-whitespace-character-count="1459"/>
  </office:meta>
</office:document-meta>
</file>